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4.498cm"/>
        </style:tab-stops>
      </style:paragraph-properties>
    </style:style>
    <style:style style:name="P2" style:family="paragraph" style:parent-style-name="Standard" style:list-style-name="L1"/>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size="16pt" fo:font-style="italic" fo:font-weight="normal" style:font-size-asian="16pt" style:font-style-asian="italic" style:font-weight-asian="normal" style:font-size-complex="16pt" style:font-style-complex="italic" style:font-weight-complex="normal"/>
    </style:style>
    <style:style style:name="T5" style:family="text">
      <style:text-properties fo:font-size="16pt" style:font-size-asian="16pt" style:font-size-complex="16pt"/>
    </style:style>
    <style:style style:name="T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slag til vedtægtsændringer bunder i ønsket om en lettere modernisering. Det med tyk skrift bortfalder. Det med forstørret almindelig tekst er tilføjelser.</text:p>
      <text:p text:style-name="Standard"/>
      <text:p text:style-name="Standard">VEDTÆGTER FOR VEJLAUGET LYSSKOVVEJ. <text:span text:style-name="T4">CVR: 38363107</text:span></text:p>
      <text:p text:style-name="Standard"/>
      <text:p text:style-name="Standard">§ 1. <text:s text:c="2"/>Foreningens navn er Vejlauget Lysskovvej af Tibberup by, Egebæksvang Sogn.</text:p>
      <text:p text:style-name="Standard"/>
      <text:p text:style-name="Standard">§ 2. <text:s text:c="2"/>Foreningen hjemsted er Helsingør Kommune</text:p>
      <text:p text:style-name="Standard"/>
      <text:p text:style-name="Standard">§ 3. <text:s text:c="2"/>Foreningens medlemmer består af samtlige ejere af ejendommene matr. 1Fq 2 ejendomme. <text:s text:c="19"/>Øvrige matr. nr. 1 ejendom: 1 fu, 1eo, 2ee, 2ef, 2ed, 2dz, 2ci, 2dø, 2et, 2dæ, 2er, 2b, 2aæ og 2es.</text:p>
      <text:p text:style-name="Standard"/>
      <text:p text:style-name="Standard">§ 4. <text:s text:c="2"/>Foreningens formål er at varetage ejernes fælles interesser i forbindelse med vedligeholdelse af vej. Det er ligeledes foreningens opgave at varetage ejernes interesser overfor kommunen og andre myndigheder eller private i spørgsmål om Lysskovvej.</text:p>
      <text:p text:style-name="Standard"/>
      <text:p text:style-name="Standard">§ 5. <text:s text:c="2"/>Foreningens medlemmer hæfter pro rata iht. følgende parts fordeling: Alle ejendomme tildeles en part, dog ejendom på hjørnegrund en halvpart. Hver ejendom hæfter med sin part for de økonomiske forpligtelser, som foreningens bestyrelse indgår, såfremt bestyrelsen på en generalforsamling har opnået dennes bemyndigelse til forpligtelsens indgåelse, og såfremt bemyndigelsen er vedtaget med den for vedtægtsændringer krævede majoritet. Jfr. § 10.</text:p>
      <text:p text:style-name="Standard"/>
      <text:p text:style-name="Standard">§ 6. <text:s/>Til foreningens administration og øvrige udgifter betaler hvert medlem et kontingent, der fastsættes på den ordinære generalforsamling for det kommende regnskabsår. Medlems kontingentet indbetales en gang årligt. Betalingstidspunktet fastsættes på den årlige generalforsamling. Betaler et medlem ikke forfaldent kontingent inden en måned efter <text:span text:style-name="T1">post</text:span>opkrævningens modtagelse, tilsendes en ny <text:span text:style-name="T1">post</text:span>opkrævning. Betales det skyldige beløb ikke inden 10 dage efter anden opkrævnings modtagelse, og træffes der ikke aftale med foreningens kasser om eventuel andet indbetalingstidspunkt, <text:span text:style-name="T5">kan det skyldige beløb sendes til advokat til inkasso</text:span>.</text:p>
      <text:p text:style-name="Standard"/>
      <text:p text:style-name="Standard">§ 7. <text:s text:c="2"/>Generalforsamlingen er foreningens højeste myndighed. Generalforsamlingen vælger selv sin dirigent, der afgør alle spørgsmål om sagernes behandlingsmåde. Alle afstemninger foregår normalt ved håndsoprækning, men dirigenten, bestyrelsen eller mindst halvdelen af de tilstedeværende kan begære skriftlig afstemning. Alle ejendomme har en stemme. Ved fravær kan der stemmes ved fuldmagt, der skal godkendes af dirigenten. Dog kan ingen ved fuldmagt repræsentere flere end to stemmeberettigede. Der udfærdiges generalforsamlingsreferat, som skal underskrives af dirigenten og de tilstedeværende bestyrelsesmedlemmer.</text:p>
      <text:p text:style-name="Standard"/>
      <text:p text:style-name="Standard">§ 8. <text:s/>Ordinær generalforsamling afholdes hvert år i maj måned. Indkaldelse hertil sker ved skriftlig indkaldelse til hvert medlem med 14 dages varsel. <text:span text:style-name="T2">Bestyrelsen kan vælge at indkaldelsen foretages ved elektronisk post. Det påhviler hvert enkelt medlem at sikre at bestyrelsen har en aktuel elektronisk postadresse. Et medlem kan skriftligt give bestyrelsen meddelelse om, at det ønsker meddelelser modtaget som almindelig post.</text:span></text:p>
      <text:p text:style-name="Standard">Dagsordenen fastsættes af bestyrelsen og skal meddeles hvert medlem samtidig med indkaldelsen.</text:p>
      <text:p text:style-name="Standard">På dagsordenen skal følgende punkter behandles:</text:p>
      <text:list xml:id="list1892023302617208589" text:style-name="L1">
        <text:list-item>
          <text:p text:style-name="P2">Valg af dirigenten</text:p>
        </text:list-item>
        <text:list-item>
          <text:p text:style-name="P2">Formandens beretning for det forløbne år.</text:p>
        </text:list-item>
        <text:list-item>
          <text:p text:style-name="P2">Kasserens aflæggelse af regnskab.</text:p>
        </text:list-item>
        <text:list-item>
          <text:p text:style-name="P2"><text:soft-page-break/>Eventuelle forslag fra bestyrelsen</text:p>
        </text:list-item>
        <text:list-item>
          <text:p text:style-name="P2">Eventuelle forslag fra medlemmerne</text:p>
        </text:list-item>
        <text:list-item>
          <text:p text:style-name="P2">Budgetbehandling og kontingentfastlæggelse for det kommende år</text:p>
        </text:list-item>
        <text:list-item>
          <text:p text:style-name="P2">Valg af 1 henholdsvis 2 bestyrelsesmedlemmer samt 1 suppleant</text:p>
        </text:list-item>
        <text:list-item>
          <text:p text:style-name="P2">Valg af revisor</text:p>
        </text:list-item>
        <text:list-item>
          <text:p text:style-name="P2">Eventuelt</text:p>
        </text:list-item>
      </text:list>
      <text:p text:style-name="Standard"/>
      <text:p text:style-name="Standard">Forslag der ønskes behandlet på den ordinære generalforsamling, skal være indgivet skriftligt til bestyrelsen senest 8 dage før generalforsamlingen.</text:p>
      <text:p text:style-name="Standard"/>
      <text:p text:style-name="Standard">Det reviderede regnskab, budgetforslag, herunder kontingentforslag samt forslag fra bestyrelsen skal tilstilles medlemmerne samtidigt med indkaldelsen til generalforsamlingen. Medlemmerne skal have underretning om indholdet af alle forslag under pkt. 5 inden generalforsamlingen.</text:p>
      <text:p text:style-name="Standard"/>
      <text:p text:style-name="Standard">§ 9. <text:s/>Extraordinære generalforsamlinger indkaldes på samme måde som ordinære og afholdes så ofte bestyrelsen finder det nødvendigt, eller efter skriftlig begæring fra mindst 4 stemmeberettigede. Når en sådan begæring er indgivet til bestyrelsen, skal generalforsamling afholdes senest en måned efter begæringens modtagelse.</text:p>
      <text:p text:style-name="Standard">Dagsorden for den extraordinære generalforsamling fastsættes af bestyrelsen og meddeles hvert enkelt medlem samtidigt med indkaldelsen.</text:p>
      <text:p text:style-name="Standard"/>
      <text:p text:style-name="Standard">§ 10. Foreningen vedtager med almindelig stemmeflerhed de på generalforsamlingen fastsatte forslag med bindende virkning for alle medlemmer, jfr. dog §5.</text:p>
      <text:p text:style-name="P1">Vedtagelse af beslutninger, der går ud på forandringer i foreningens vedtægter kræver, at mindst 12 <text:s text:c="2"/>er repræsenteret, og at forslaget opnår mindst 2/3 majoritet blandt de afgivne stemmer. <text:span text:style-name="T2">Har det krævede antal medlemmer ikke afgivet møde på generalforsamlingen, kan der, med mindst 8 dages varsel, indkaldes til en ny generalforsamling, der da, uden hensyn til de mødendes antal, kan tage beslutning med simpelt flertal. </text:span>Opnår et forslag ikke det til vedtagelse fornødne antal stemmer, er forslaget bortfaldet.</text:p>
      <text:p text:style-name="Standard"/>
      <text:p text:style-name="Standard">§11. <text:s/>Til at lede foreningens daglige arbejde vælges en bestyrelse på 3 medlemmer, der vælges for 2 år, således at 1 henholdsvis 2 afgår hvert andet år.</text:p>
      <text:p text:style-name="Standard">Bestyrelsen konstituerer sig selv med formand, næstformand og kasserer. Bestyrelsen holder møde så ofte, som den finder fornødent. Over forhandlingerne fører næstformanden en protekol, der underskrives af de fremmødte.</text:p>
      <text:p text:style-name="Standard"/>
      <text:p text:style-name="Standard">§12. <text:s/>Foreningens regnskabsår er finansåret 1 april til 31 marts. Regnskabet skal tilstilles revisor til gennemgang inden indkaldelse til den ordinære generalforsamling.</text:p>
      <text:p text:style-name="Standard"/>
      <text:p text:style-name="Standard">§13. <text:s/>Foreningen tegnes af to bestyrelsesmedlemmer i forening. Ved indgåelse af økonomiske forpligtelser af den i §5 omhandlede art, kan foreningen dog kun tegnes af samtlige bestyrelsesmedlemmer i forening.</text:p>
      <text:p text:style-name="Standard">Foreningens midler indestår på en konto i et pengeinstitut, bortset fra en kassebeholdning på maximalt 200 kr.</text:p>
      <text:p text:style-name="Standard"/>
      <text:p text:style-name="Standard">§14. <text:s/>Ejerskifte skal af sælgeren meddeles til lauget.</text:p>
      <text:p text:style-name="Standard"/>
      <text:p text:style-name="Standard"/>
      <text:p text:style-name="Standard">Således vedtaget på den stiftende generalforsamling den 19 november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k Menck</meta:initial-creator>
    <meta:creation-date>2017-01-26T10:33:11.49</meta:creation-date>
    <dc:date>2017-04-06T13:35:44.95</dc:date>
    <dc:creator>Henrik Menck</dc:creator>
    <meta:editing-duration>PT29M38S</meta:editing-duration>
    <meta:editing-cycles>4</meta:editing-cycles>
    <meta:generator>OpenOffice/4.1.0$Win32 OpenOffice.org_project/410m18$Build-9764</meta:generator>
    <meta:document-statistic meta:table-count="0" meta:image-count="0" meta:object-count="0" meta:page-count="2" meta:paragraph-count="34" meta:word-count="821" meta:character-count="5935"/>
  </office:meta>
</office:document-meta>
</file>